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  <style:text-properties fo:color="#000000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Accent_20_3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z0104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.95929754962806" calcext:value-type="float">
            <text:p>3.95929754962806</text:p>
          </table:table-cell>
          <table:table-cell table:style-name="ce1" office:value-type="string" calcext:value-type="string">
            <text:p>Zad1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5.1633095126966" calcext:value-type="float">
            <text:p>5.1633095126966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średnia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4.576769853274" calcext:value-type="float">
            <text:p>4.57676985327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AVERAGE(INDIRECT(&quot;A1:A&quot;&amp;[.B3]))" office:value-type="float" office:value="4.24965588113625" calcext:value-type="float">
            <text:p>4.24965588113625</text:p>
          </table:table-cell>
          <table:table-cell table:style-name="ce1" table:formula="of:=([.C3]-3.9)*SQRT([.B3])" office:value-type="float" office:value="1.10570898166365" calcext:value-type="float">
            <text:p>1.10570898166365</text:p>
          </table:table-cell>
          <table:table-cell table:style-name="ce1" table:formula="of:=COM.MICROSOFT.NORM.DIST([.D3];0;1;1)" office:value-type="float" office:value="0.865573749387892" calcext:value-type="float">
            <text:p>0.865573749387892</text:p>
          </table:table-cell>
          <table:table-cell table:number-columns-repeated="2"/>
        </table:table-row>
        <table:table-row table:style-name="ro1">
          <table:table-cell office:value-type="float" office:value="3.78769239890014" calcext:value-type="float">
            <text:p>3.78769239890014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AVERAGE(INDIRECT(&quot;A1:A&quot;&amp;[.B4]))" office:value-type="float" office:value="4.24965588113625" calcext:value-type="float">
            <text:p>4.24965588113625</text:p>
          </table:table-cell>
          <table:table-cell table:style-name="ce1" table:formula="of:=([.C4]-3.9)*SQRT([.B4])" office:value-type="float" office:value="1.56370863790648" calcext:value-type="float">
            <text:p>1.56370863790648</text:p>
          </table:table-cell>
          <table:table-cell table:style-name="ce1" table:formula="of:=COM.MICROSOFT.NORM.DIST([.D4];0;1;1)" office:value-type="float" office:value="0.94105699586428" calcext:value-type="float">
            <text:p>0.94105699586428</text:p>
          </table:table-cell>
          <table:table-cell table:number-columns-repeated="2"/>
        </table:table-row>
        <table:table-row table:style-name="ro1">
          <table:table-cell office:value-type="float" office:value="5.90460846386148" calcext:value-type="float">
            <text:p>5.90460846386148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AVERAGE(INDIRECT(&quot;A1:A&quot;&amp;[.B5]))" office:value-type="float" office:value="4.24965588113625" calcext:value-type="float">
            <text:p>4.24965588113625</text:p>
          </table:table-cell>
          <table:table-cell table:style-name="ce1" table:formula="of:=([.C5]-3.9)*SQRT([.B5])" office:value-type="float" office:value="2.2114179633273" calcext:value-type="float">
            <text:p>2.2114179633273</text:p>
          </table:table-cell>
          <table:table-cell table:style-name="ce1" table:formula="of:=COM.MICROSOFT.NORM.DIST([.D5];0;1;1)" office:value-type="float" office:value="0.986496546480165" calcext:value-type="float">
            <text:p>0.986496546480165</text:p>
          </table:table-cell>
          <table:table-cell table:number-columns-repeated="2"/>
        </table:table-row>
        <table:table-row table:style-name="ro1">
          <table:table-cell office:value-type="float" office:value="5.13994227793659" calcext:value-type="float">
            <text:p>5.13994227793659</text:p>
          </table:table-cell>
          <table:table-cell table:style-name="Accent_20_3" office:value-type="string" calcext:value-type="string">
            <text:p>Zad2</text:p>
          </table:table-cell>
          <table:table-cell table:style-name="Accent_20_3" table:number-columns-repeated="4"/>
          <table:table-cell/>
        </table:table-row>
        <table:table-row table:style-name="ro1">
          <table:table-cell office:value-type="float" office:value="3.82760650883395" calcext:value-type="float">
            <text:p>3.82760650883395</text:p>
          </table:table-cell>
          <table:table-cell table:style-name="Accent_20_3" office:value-type="string" calcext:value-type="string">
            <text:p>n</text:p>
          </table:table-cell>
          <table:table-cell table:style-name="Accent_20_3" office:value-type="string" calcext:value-type="string">
            <text:p>średnia</text:p>
          </table:table-cell>
          <table:table-cell table:style-name="Accent_20_3" office:value-type="string" calcext:value-type="string">
            <text:p>wariancja</text:p>
          </table:table-cell>
          <table:table-cell table:style-name="Accent_20_3" office:value-type="string" calcext:value-type="string">
            <text:p>t</text:p>
          </table:table-cell>
          <table:table-cell table:style-name="Accent_20_3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2.48868046833404" calcext:value-type="float">
            <text:p>2.48868046833404</text:p>
          </table:table-cell>
          <table:table-cell table:style-name="Accent_20_3" office:value-type="float" office:value="10" calcext:value-type="float">
            <text:p>10</text:p>
          </table:table-cell>
          <table:table-cell table:style-name="Accent_20_3" table:formula="of:=AVERAGE(INDIRECT(&quot;A1:A&quot;&amp;[.B8]))" office:value-type="float" office:value="4.24965588113625" calcext:value-type="float">
            <text:p>4.24965588113625</text:p>
          </table:table-cell>
          <table:table-cell table:style-name="Accent_20_3" table:formula="of:=COM.MICROSOFT.VAR.S(INDIRECT(&quot;A1:A&quot;&amp;[.B8]))" office:value-type="float" office:value="1.00043387669382" calcext:value-type="float">
            <text:p>1.00043387669382</text:p>
          </table:table-cell>
          <table:table-cell table:style-name="Accent_20_3" table:formula="of:=([.C8]-3.9)*SQRT([.B8]-1)/[.D8]" office:value-type="float" office:value="1.04851271817716" calcext:value-type="float">
            <text:p>1.04851271817716</text:p>
          </table:table-cell>
          <table:table-cell table:style-name="Accent_20_3" table:formula="of:=COM.MICROSOFT.T.DIST([.E8];[.B8]-1;1)" office:value-type="float" office:value="0.839128900483462" calcext:value-type="float">
            <text:p>0.839128900483462</text:p>
          </table:table-cell>
          <table:table-cell/>
        </table:table-row>
        <table:table-row table:style-name="ro1">
          <table:table-cell office:value-type="float" office:value="4.36837136515352" calcext:value-type="float">
            <text:p>4.36837136515352</text:p>
          </table:table-cell>
          <table:table-cell table:style-name="Accent_20_3" office:value-type="float" office:value="20" calcext:value-type="float">
            <text:p>20</text:p>
          </table:table-cell>
          <table:table-cell table:style-name="Accent_20_3" table:formula="of:=AVERAGE(INDIRECT(&quot;A1:A&quot;&amp;[.B9]))" office:value-type="float" office:value="4.24965588113625" calcext:value-type="float">
            <text:p>4.24965588113625</text:p>
          </table:table-cell>
          <table:table-cell table:style-name="Accent_20_3" table:formula="of:=COM.MICROSOFT.VAR.S(INDIRECT(&quot;A1:A&quot;&amp;[.B9]))" office:value-type="float" office:value="0.947779462130983" calcext:value-type="float">
            <text:p>0.947779462130983</text:p>
          </table:table-cell>
          <table:table-cell table:style-name="Accent_20_3" table:formula="of:=([.C9]-3.9)*SQRT([.B9]-1)/[.D9]" office:value-type="float" office:value="1.6080899742866" calcext:value-type="float">
            <text:p>1.6080899742866</text:p>
          </table:table-cell>
          <table:table-cell table:style-name="Accent_20_3" table:formula="of:=COM.MICROSOFT.T.DIST([.E9];[.B9]-1;1)" office:value-type="float" office:value="0.937846956603557" calcext:value-type="float">
            <text:p>0.937846956603557</text:p>
          </table:table-cell>
          <table:table-cell/>
        </table:table-row>
        <table:table-row table:style-name="ro1">
          <table:table-cell office:value-type="float" office:value="3.28028041274411" calcext:value-type="float">
            <text:p>3.28028041274411</text:p>
          </table:table-cell>
          <table:table-cell table:style-name="Accent_20_3" office:value-type="float" office:value="40" calcext:value-type="float">
            <text:p>40</text:p>
          </table:table-cell>
          <table:table-cell table:style-name="Accent_20_3" table:formula="of:=AVERAGE(INDIRECT(&quot;A1:A&quot;&amp;[.B10]))" office:value-type="float" office:value="4.24965588113625" calcext:value-type="float">
            <text:p>4.24965588113625</text:p>
          </table:table-cell>
          <table:table-cell table:style-name="Accent_20_3" table:formula="of:=COM.MICROSOFT.VAR.S(INDIRECT(&quot;A1:A&quot;&amp;[.B10]))" office:value-type="float" office:value="0.923477424640445" calcext:value-type="float">
            <text:p>0.923477424640445</text:p>
          </table:table-cell>
          <table:table-cell table:style-name="Accent_20_3" table:formula="of:=([.C10]-3.9)*SQRT([.B10]-1)/[.D10]" office:value-type="float" office:value="2.36454104839031" calcext:value-type="float">
            <text:p>2.36454104839031</text:p>
          </table:table-cell>
          <table:table-cell table:style-name="Accent_20_3" table:formula="of:=COM.MICROSOFT.T.DIST([.E10];[.B10]-1;1)" office:value-type="float" office:value="0.988437491132813" calcext:value-type="float">
            <text:p>0.988437491132813</text:p>
          </table:table-cell>
          <table:table-cell/>
        </table:table-row>
        <table:table-row table:style-name="ro1">
          <table:table-cell office:value-type="float" office:value="3.95929754962806" calcext:value-type="float">
            <text:p>3.95929754962806</text:p>
          </table:table-cell>
          <table:table-cell table:style-name="ce2" office:value-type="string" calcext:value-type="string">
            <text:p>Zad3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float" office:value="5.1633095126966" calcext:value-type="float">
            <text:p>5.1633095126966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rednia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.576769853274" calcext:value-type="float">
            <text:p>4.576769853274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AVERAGE(INDIRECT(&quot;A1:A&quot;&amp;[.B13]))" office:value-type="float" office:value="4.24965588113625" calcext:value-type="float">
            <text:p>4.24965588113625</text:p>
          </table:table-cell>
          <table:table-cell table:style-name="ce2" office:value-type="float" office:value="3.96" calcext:value-type="float">
            <text:p>3.96</text:p>
          </table:table-cell>
          <table:table-cell table:style-name="ce1" table:formula="of:=([.C13]-[.D13])*SQRT([.B13])" office:value-type="float" office:value="1.2953804806065" calcext:value-type="float">
            <text:p>1.2953804806065</text:p>
          </table:table-cell>
          <table:table-cell table:style-name="ce1" table:formula="of:=COM.MICROSOFT.NORM.DIST([.E13];0;1;1)" office:value-type="float" office:value="0.902405495893557" calcext:value-type="float">
            <text:p>0.902405495893557</text:p>
          </table:table-cell>
          <table:table-cell/>
        </table:table-row>
        <table:table-row table:style-name="ro1">
          <table:table-cell office:value-type="float" office:value="3.78769239890014" calcext:value-type="float">
            <text:p>3.78769239890014</text:p>
          </table:table-cell>
          <table:table-cell table:style-name="Accent_20_3" office:value-type="string" calcext:value-type="string">
            <text:p>Zad3</text:p>
          </table:table-cell>
          <table:table-cell table:style-name="Accent_20_3" table:number-columns-repeated="5"/>
        </table:table-row>
        <table:table-row table:style-name="ro1">
          <table:table-cell office:value-type="float" office:value="5.90460846386148" calcext:value-type="float">
            <text:p>5.90460846386148</text:p>
          </table:table-cell>
          <table:table-cell table:style-name="Accent_20_3" office:value-type="string" calcext:value-type="string">
            <text:p>n</text:p>
          </table:table-cell>
          <table:table-cell table:style-name="Accent_20_3" office:value-type="string" calcext:value-type="string">
            <text:p>srednia</text:p>
          </table:table-cell>
          <table:table-cell table:style-name="Accent_20_3" office:value-type="string" calcext:value-type="string">
            <text:p>wariancja</text:p>
          </table:table-cell>
          <table:table-cell table:style-name="Accent_20_3" office:value-type="string" calcext:value-type="string">
            <text:p>mi</text:p>
          </table:table-cell>
          <table:table-cell table:number-columns-repeated="2" table:style-name="Accent_20_3" office:value-type="string" calcext:value-type="string">
            <text:p>t</text:p>
          </table:table-cell>
        </table:table-row>
        <table:table-row table:style-name="ro1">
          <table:table-cell office:value-type="float" office:value="5.13994227793659" calcext:value-type="float">
            <text:p>5.1399422779365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AVERAGE(INDIRECT(&quot;A1:A&quot;&amp;[.B16]))" office:value-type="float" office:value="4.24965588113625" calcext:value-type="float">
            <text:p>4.24965588113625</text:p>
          </table:table-cell>
          <table:table-cell table:style-name="Accent_20_3" table:formula="of:=COM.MICROSOFT.VAR.S(INDIRECT(&quot;A1:A&quot;&amp;[.B16]))" office:value-type="float" office:value="1.00043387669382" calcext:value-type="float">
            <text:p>1.00043387669382</text:p>
          </table:table-cell>
          <table:table-cell table:style-name="Accent_20_3" office:value-type="float" office:value="3.78" calcext:value-type="float">
            <text:p>3.78</text:p>
          </table:table-cell>
          <table:table-cell table:style-name="Accent_20_3" table:formula="of:=([.C16]-[.E16])*SQRT([.B16]-1)/[.D16]" office:value-type="float" office:value="1.40835659030763" calcext:value-type="float">
            <text:p>1.40835659030763</text:p>
          </table:table-cell>
          <table:table-cell table:style-name="Accent_20_3" table:formula="of:=COM.MICROSOFT.T.DIST([.F16];[.B16]-1;1)" office:value-type="float" office:value="0.903690014927404" calcext:value-type="float">
            <text:p>0.903690014927404</text:p>
          </table:table-cell>
        </table:table-row>
        <table:table-row table:style-name="ro1">
          <table:table-cell office:value-type="float" office:value="3.82760650883395" calcext:value-type="float">
            <text:p>3.82760650883395</text:p>
          </table:table-cell>
          <table:table-cell table:number-columns-repeated="6"/>
        </table:table-row>
        <table:table-row table:style-name="ro1">
          <table:table-cell office:value-type="float" office:value="2.48868046833404" calcext:value-type="float">
            <text:p>2.48868046833404</text:p>
          </table:table-cell>
          <table:table-cell table:number-columns-repeated="6"/>
        </table:table-row>
        <table:table-row table:style-name="ro1">
          <table:table-cell office:value-type="float" office:value="4.36837136515352" calcext:value-type="float">
            <text:p>4.36837136515352</text:p>
          </table:table-cell>
          <table:table-cell table:number-columns-repeated="6"/>
        </table:table-row>
        <table:table-row table:style-name="ro1">
          <table:table-cell office:value-type="float" office:value="3.28028041274411" calcext:value-type="float">
            <text:p>3.28028041274411</text:p>
          </table:table-cell>
          <table:table-cell table:number-columns-repeated="6"/>
        </table:table-row>
        <table:table-row table:style-name="ro1">
          <table:table-cell office:value-type="float" office:value="3.95929754962806" calcext:value-type="float">
            <text:p>3.95929754962806</text:p>
          </table:table-cell>
          <table:table-cell table:number-columns-repeated="6"/>
        </table:table-row>
        <table:table-row table:style-name="ro1">
          <table:table-cell office:value-type="float" office:value="5.1633095126966" calcext:value-type="float">
            <text:p>5.1633095126966</text:p>
          </table:table-cell>
          <table:table-cell table:number-columns-repeated="6"/>
        </table:table-row>
        <table:table-row table:style-name="ro1">
          <table:table-cell office:value-type="float" office:value="4.576769853274" calcext:value-type="float">
            <text:p>4.576769853274</text:p>
          </table:table-cell>
          <table:table-cell table:number-columns-repeated="6"/>
        </table:table-row>
        <table:table-row table:style-name="ro1">
          <table:table-cell office:value-type="float" office:value="3.78769239890014" calcext:value-type="float">
            <text:p>3.78769239890014</text:p>
          </table:table-cell>
          <table:table-cell table:number-columns-repeated="6"/>
        </table:table-row>
        <table:table-row table:style-name="ro1">
          <table:table-cell office:value-type="float" office:value="5.90460846386148" calcext:value-type="float">
            <text:p>5.90460846386148</text:p>
          </table:table-cell>
          <table:table-cell table:number-columns-repeated="6"/>
        </table:table-row>
        <table:table-row table:style-name="ro1">
          <table:table-cell office:value-type="float" office:value="5.13994227793659" calcext:value-type="float">
            <text:p>5.13994227793659</text:p>
          </table:table-cell>
          <table:table-cell table:number-columns-repeated="6"/>
        </table:table-row>
        <table:table-row table:style-name="ro1">
          <table:table-cell office:value-type="float" office:value="3.82760650883395" calcext:value-type="float">
            <text:p>3.82760650883395</text:p>
          </table:table-cell>
          <table:table-cell table:number-columns-repeated="6"/>
        </table:table-row>
        <table:table-row table:style-name="ro1">
          <table:table-cell office:value-type="float" office:value="2.48868046833404" calcext:value-type="float">
            <text:p>2.48868046833404</text:p>
          </table:table-cell>
          <table:table-cell table:number-columns-repeated="6"/>
        </table:table-row>
        <table:table-row table:style-name="ro1">
          <table:table-cell office:value-type="float" office:value="4.36837136515352" calcext:value-type="float">
            <text:p>4.36837136515352</text:p>
          </table:table-cell>
          <table:table-cell table:number-columns-repeated="6"/>
        </table:table-row>
        <table:table-row table:style-name="ro1">
          <table:table-cell office:value-type="float" office:value="3.28028041274411" calcext:value-type="float">
            <text:p>3.28028041274411</text:p>
          </table:table-cell>
          <table:table-cell table:number-columns-repeated="6"/>
        </table:table-row>
        <table:table-row table:style-name="ro1">
          <table:table-cell office:value-type="float" office:value="3.95929754962806" calcext:value-type="float">
            <text:p>3.95929754962806</text:p>
          </table:table-cell>
          <table:table-cell table:number-columns-repeated="6"/>
        </table:table-row>
        <table:table-row table:style-name="ro1">
          <table:table-cell office:value-type="float" office:value="5.1633095126966" calcext:value-type="float">
            <text:p>5.1633095126966</text:p>
          </table:table-cell>
          <table:table-cell table:number-columns-repeated="6"/>
        </table:table-row>
        <table:table-row table:style-name="ro1">
          <table:table-cell office:value-type="float" office:value="4.576769853274" calcext:value-type="float">
            <text:p>4.576769853274</text:p>
          </table:table-cell>
          <table:table-cell table:number-columns-repeated="6"/>
        </table:table-row>
        <table:table-row table:style-name="ro1">
          <table:table-cell office:value-type="float" office:value="3.78769239890014" calcext:value-type="float">
            <text:p>3.78769239890014</text:p>
          </table:table-cell>
          <table:table-cell table:number-columns-repeated="6"/>
        </table:table-row>
        <table:table-row table:style-name="ro1">
          <table:table-cell office:value-type="float" office:value="5.90460846386148" calcext:value-type="float">
            <text:p>5.90460846386148</text:p>
          </table:table-cell>
          <table:table-cell table:number-columns-repeated="6"/>
        </table:table-row>
        <table:table-row table:style-name="ro1">
          <table:table-cell office:value-type="float" office:value="5.13994227793659" calcext:value-type="float">
            <text:p>5.13994227793659</text:p>
          </table:table-cell>
          <table:table-cell table:number-columns-repeated="6"/>
        </table:table-row>
        <table:table-row table:style-name="ro1">
          <table:table-cell office:value-type="float" office:value="3.82760650883395" calcext:value-type="float">
            <text:p>3.82760650883395</text:p>
          </table:table-cell>
          <table:table-cell table:number-columns-repeated="6"/>
        </table:table-row>
        <table:table-row table:style-name="ro1">
          <table:table-cell office:value-type="float" office:value="2.48868046833404" calcext:value-type="float">
            <text:p>2.48868046833404</text:p>
          </table:table-cell>
          <table:table-cell table:number-columns-repeated="6"/>
        </table:table-row>
        <table:table-row table:style-name="ro1">
          <table:table-cell office:value-type="float" office:value="4.36837136515352" calcext:value-type="float">
            <text:p>4.36837136515352</text:p>
          </table:table-cell>
          <table:table-cell table:number-columns-repeated="6"/>
        </table:table-row>
        <table:table-row table:style-name="ro1">
          <table:table-cell office:value-type="float" office:value="3.28028041274411" calcext:value-type="float">
            <text:p>3.280280412744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1T17:28:32.193619290</dc:date>
    <meta:editing-duration>PT4H3M48S</meta:editing-duration>
    <meta:editing-cycles>3</meta:editing-cycles>
    <meta:generator>LibreOffice/7.4.7.2$Linux_X86_64 LibreOffice_project/40$Build-2</meta:generator>
    <meta:document-statistic meta:table-count="1" meta:cell-count="102" meta:object-count="0"/>
  </office:meta>
</office:document-meta>
</file>